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fa9a0" style:font-size-asian="18pt" style:font-size-complex="18pt"/>
    </style:style>
    <style:style style:name="P2" style:family="paragraph" style:parent-style-name="Standard">
      <style:text-properties fo:font-size="12pt" officeooo:paragraph-rsid="001fa9a0" style:font-size-asian="10.5pt" style:font-size-complex="12pt"/>
    </style:style>
    <style:style style:name="P3" style:family="paragraph" style:parent-style-name="Standard">
      <style:text-properties fo:font-size="12pt" officeooo:rsid="001fa9a0" officeooo:paragraph-rsid="001fa9a0" style:font-size-asian="10.5pt" style:font-size-complex="12pt"/>
    </style:style>
    <style:style style:name="P4" style:family="paragraph" style:parent-style-name="Standard">
      <style:text-properties fo:font-size="12pt" officeooo:rsid="00214d8c" officeooo:paragraph-rsid="00214d8c" style:font-size-asian="10.5pt" style:font-size-complex="12pt"/>
    </style:style>
    <style:style style:name="P5" style:family="paragraph" style:parent-style-name="Standard">
      <style:text-properties fo:font-size="12pt" officeooo:rsid="0022e178" officeooo:paragraph-rsid="0022e178" style:font-size-asian="10.5pt" style:font-size-complex="12pt"/>
    </style:style>
    <style:style style:name="P6" style:family="paragraph" style:parent-style-name="Standard">
      <style:text-properties fo:font-size="15pt" officeooo:rsid="001fa9a0" officeooo:paragraph-rsid="001fa9a0" style:font-size-asian="13.1000003814697pt" style:font-size-complex="15pt"/>
    </style:style>
    <style:style style:name="P7" style:family="paragraph" style:parent-style-name="Standard">
      <style:text-properties fo:font-size="15pt" officeooo:rsid="00240d7b" officeooo:paragraph-rsid="00240d7b" style:font-size-asian="15pt" style:font-size-complex="15pt"/>
    </style:style>
    <style:style style:name="P8" style:family="paragraph" style:parent-style-name="Standard">
      <style:text-properties fo:font-size="18pt" officeooo:rsid="00240d7b" officeooo:paragraph-rsid="00240d7b" style:font-size-asian="15.75pt" style:font-size-complex="18pt"/>
    </style:style>
    <style:style style:name="P9" style:family="paragraph">
      <style:paragraph-properties fo:text-align="center"/>
    </style:style>
    <style:style style:name="T1" style:family="text">
      <style:text-properties officeooo:rsid="001fa9a0"/>
    </style:style>
    <style:style style:name="T2" style:family="text">
      <style:text-properties officeooo:rsid="00214d8c"/>
    </style:style>
    <style:style style:name="T3" style:family="text">
      <style:text-properties officeooo:rsid="0022e178"/>
    </style:style>
    <style:style style:name="T4" style:family="text">
      <style:text-properties officeooo:rsid="0023560f"/>
    </style:style>
    <style:style style:name="T5" style:family="text">
      <style:text-properties fo:font-size="12pt" style:font-size-asian="10.5pt" style:font-size-complex="12pt"/>
    </style:style>
    <style:style style:name="gr1" style:family="graphic">
      <style:graphic-properties draw:textarea-horizontal-align="justify" draw:textarea-vertical-align="middle" draw:auto-grow-height="false" fo:min-height="1.376cm" fo:min-width="3.4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953cm" fo:min-width="3.4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191cm" fo:min-width="3.5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032cm" fo:min-width="3.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402cm" fo:min-width="3.6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3.041cm" fo:min-width="7.181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958cm" fo:min-width="3.186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3.284cm" fo:min-width="4.314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2.083cm" fo:min-width="4.9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1.27cm" fo:min-width="3.7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1.84cm" fo:min-width="5.219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 <text:s text:c="3"/><text:span text:style-name="T1">HUMAN VS BOT GAME</text:span></text:p>
      <text:p text:style-name="P2"/>
      <text:p text:style-name="P2"><text:tab/></text:p>
      <text:p text:style-name="P6">Introduction :</text:p>
      <text:p text:style-name="P6"><text:tab/></text:p>
      <text:p text:style-name="P3"><text:tab/>In the game there will be three Independent objects they are BOT , HUMAN , BLOCKS,</text:p>
      <text:p text:style-name="P3"/>
      <text:p text:style-name="P3">1. ABOUT BOT</text:p>
      <text:p text:style-name="P3"><text:tab/><text:span text:style-name="T2">A. <text:s text:c="3"/></text:span>Bot duty is find the location of human object and have to catch it . If it catchs the human object will end.</text:p>
      <text:p text:style-name="P3"><text:tab/></text:p>
      <text:p text:style-name="P3"><text:tab/><text:span text:style-name="T2">B. <text:s text:c="3"/></text:span>Bot finds the location of human object by using “BFS” AND “WARSHALL’S ALGORITHM”</text:p>
      <text:p text:style-name="P3"/>
      <text:p text:style-name="P3"><text:tab/><text:span text:style-name="T2">C. <text:s text:c="2"/></text:span>Bot find’s the path using “DFS ALGORITHM” and <text:s/>“<text:span text:style-name="T2">RESULT ARRAY”</text:span></text:p>
      <text:p text:style-name="P3"/>
      <text:p text:style-name="P3"><text:tab/><text:span text:style-name="T2">NOTE : result array is generated from “BFS AND WARSHALL’S ALGORITHM” contains</text:span></text:p>
      <text:p text:style-name="P4">shortest distances of intermediate nodes present between BOT OBJECT <text:s/>and HUMAN OBJECT </text:p>
      <text:p text:style-name="P4"/>
      <text:p text:style-name="P4"><text:tab/>D . Bot speed will be incremented by twice for every next level</text:p>
      <text:p text:style-name="P4"/>
      <text:p text:style-name="P4"><text:tab/>E . <text:s/>Bot can be Varnish <text:s/>, but Human object can see the Bot if it present <text:span text:style-name="T3">within a certain distance .</text:span> </text:p>
      <text:p text:style-name="P4"><text:tab/></text:p>
      <text:p text:style-name="P3"/>
      <text:p text:style-name="P3"/>
      <text:p text:style-name="P3">2. <text:span text:style-name="T2">ABOUT HUMAN</text:span></text:p>
      <text:p text:style-name="P3"/>
      <text:p text:style-name="P3"><text:tab/><text:span text:style-name="T2">A. <text:s text:c="3"/>Human object has to escape from Bot object using Arrow keys in keyboard as controls</text:span></text:p>
      <text:p text:style-name="P3"><text:tab/></text:p>
      <text:p text:style-name="P3"><text:tab/><text:span text:style-name="T2">B. <text:s text:c="3"/>Human object can make visible Bot object when it Varnish by firing a bullet to it and</text:span></text:p>
      <text:p text:style-name="P5">Bullet trigger is <text:s/>key “A” in keyboard</text:p>
      <text:p text:style-name="P5"/>
      <text:p text:style-name="P5"><text:tab/>C. <text:s text:c="4"/>Points can get by firing the blocks</text:p>
      <text:p text:style-name="P5"/>
      <text:p text:style-name="P5"/>
      <text:p text:style-name="P5">3. ABOUT BLOCKS</text:p>
      <text:p text:style-name="P5"/>
      <text:p text:style-name="P5"><text:tab/>A. <text:s text:c="4"/>Block object generates dynamically at random positions to make the game difficult .</text:p>
      <text:p text:style-name="P5"><text:tab/></text:p>
      <text:p text:style-name="P5"><text:tab/>B. <text:s text:c="5"/>There and two types of Block objecs they are</text:p>
      <text:p text:style-name="P5"/>
      <text:p text:style-name="P5"><text:tab/><text:tab/>1. <text:s/>Normal block : will give points to Human object</text:p>
      <text:p text:style-name="P5"><text:tab/><text:tab/>2. <text:s/>Block V : <text:tab/> labled with V , <text:span text:style-name="T4">which helps to make bot visible and control is need to <text:tab/>be rigged is key “V” in keyboard.</text:span></text:p>
      <text:p text:style-name="P3"><text:tab/><text:tab/></text:p>
      <text:p text:style-name="P3"/>
      <text:p text:style-name="P6"/>
      <text:p text:style-name="P6"/>
      <text:p text:style-name="P6"/>
      <text:p text:style-name="P6"><text:soft-page-break/></text:p>
      <text:p text:style-name="P8">working.....</text:p>
      <text:p text:style-name="P8"><text:span text:style-name="T5"/></text:p>
      <text:p text:style-name="P8"><text:span text:style-name="T5"/></text:p>
      <text:p text:style-name="P7"><draw:custom-shape text:anchor-type="paragraph" draw:z-index="11" draw:name="Shape12" draw:style-name="gr7" draw:text-style-name="P9" svg:width="7.753cm" svg:height="3.282cm" svg:x="11.146cm" svg:y="0.28cm"><text:p text:style-name="P9">Journey method uses certain time interval</text:p><text:p text:style-name="P9">To call the methods retrack and path i.e is</text:p><text:p text:style-name="P9">Path method and retrack method not calls At </text:p><text:p text:style-name="P9">Same time so that there is no infinite loop b/w</text:p><text:p text:style-name="P9">Retrack and journey function</text:p><draw:enhanced-geometry svg:viewBox="0 0 21600 21600" draw:text-areas="800 800 20800 20800" draw:type="round-rectangular-callout" draw:modifiers="5763.60327570519 27055.13164965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flow Chart</text:p>
      <text:p text:style-name="P7"><draw:custom-shape text:anchor-type="paragraph" draw:z-index="3" draw:name="Shape5" draw:style-name="gr4" svg:width="3.44cm" svg:height="1.033cm" svg:x="7.204cm" svg:y="0.598cm"><text:p><text:s text:c="10"/>start()</text:p><draw:enhanced-geometry svg:viewBox="0 0 21600 21600" draw:type="rectangle" draw:enhanced-path="M 0 0 L 21600 0 21600 21600 0 21600 0 0 Z N"/></draw:custom-shape><draw:custom-shape text:anchor-type="paragraph" draw:z-index="14" draw:name="Shape15" draw:style-name="gr10" draw:text-style-name="P9" svg:width="5.292cm" svg:height="2.25cm" svg:x="-0.31cm" svg:y="0.201cm"><text:p text:style-name="P9">Generate Result array</text:p><text:p text:style-name="P9">And search the Bot</text:p><text:p text:style-name="P9">location</text:p><draw:enhanced-geometry svg:viewBox="0 0 21600 21600" draw:text-areas="800 800 20800 20800" draw:type="round-rectangular-callout" draw:modifiers="17922.0259913362 32518.495297805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</text:p>
      <text:p text:style-name="P7"><text:tab/></text:p>
      <text:p text:style-name="P6"><draw:line text:anchor-type="paragraph" draw:z-index="7" draw:name="Shape8" draw:style-name="gr6" draw:text-style-name="P9" svg:x1="9.532cm" svg:y1="0.413cm" svg:x2="10.961cm" svg:y2="2.556cm"><text:p/></draw:line><draw:line text:anchor-type="paragraph" draw:z-index="8" draw:name="Shape9" draw:style-name="gr6" draw:text-style-name="P9" svg:x1="7.865cm" svg:y1="0.413cm" svg:x2="5.801cm" svg:y2="2.556cm"><text:p/></draw:line><text:tab/></text:p>
      <text:p text:style-name="P6"><draw:custom-shape text:anchor-type="paragraph" draw:z-index="0" draw:name="Shape1" draw:style-name="gr1" svg:width="3.414cm" svg:height="1.377cm" svg:x="3.526cm" svg:y="1.762cm"><text:p><text:s text:c="3"/>Generate Tree()</text:p><draw:enhanced-geometry svg:viewBox="0 0 21600 21600" draw:type="rectangle" draw:enhanced-path="M 0 0 L 21600 0 21600 21600 0 21600 0 0 Z N"/></draw:custom-shape><draw:custom-shape text:anchor-type="paragraph" draw:z-index="1" draw:name="Shape2" draw:style-name="gr2" svg:width="3.493cm" svg:height="0.953cm" svg:x="11.12cm" svg:y="5.704cm"><text:p><text:tab/> <text:s text:c="2"/>path()</text:p><draw:enhanced-geometry svg:viewBox="0 0 21600 21600" draw:type="rectangle" draw:enhanced-path="M 0 0 L 21600 0 21600 21600 0 21600 0 0 Z N"/></draw:custom-shape><draw:custom-shape text:anchor-type="paragraph" draw:z-index="2" draw:name="Shape4" draw:style-name="gr3" svg:width="3.573cm" svg:height="1.191cm" svg:x="9.902cm" svg:y="1.947cm"><text:p><text:s text:c="8"/>journey()</text:p><draw:enhanced-geometry svg:viewBox="0 0 21600 21600" draw:type="rectangle" draw:enhanced-path="M 0 0 L 21600 0 21600 21600 0 21600 0 0 Z N"/></draw:custom-shape><draw:custom-shape text:anchor-type="paragraph" draw:z-index="4" draw:name="Shape3" draw:style-name="gr5" svg:width="3.652cm" svg:height="1.403cm" svg:x="4.267cm" svg:y="5.519cm"><text:p><text:s text:c="7"/>retrack()</text:p><draw:enhanced-geometry svg:viewBox="0 0 21600 21600" draw:type="rectangle" draw:enhanced-path="M 0 0 L 21600 0 21600 21600 0 21600 0 0 Z N"/></draw:custom-shape><draw:line text:anchor-type="paragraph" draw:z-index="5" draw:name="Shape6" draw:style-name="gr6" draw:text-style-name="P9" svg:x1="11.728cm" svg:y1="3.138cm" svg:x2="12.839cm" svg:y2="5.89cm"><text:p/></draw:line><draw:line text:anchor-type="paragraph" draw:z-index="6" draw:name="Shape7" draw:style-name="gr6" draw:text-style-name="P9" svg:x1="9.902cm" svg:y1="3.138cm" svg:x2="6.198cm" svg:y2="5.519cm"><text:p/></draw:line><draw:line text:anchor-type="paragraph" draw:z-index="9" draw:name="Shape10" draw:style-name="gr6" draw:text-style-name="P9" svg:x1="5.034cm" svg:y1="5.652cm" svg:x2="4.373cm" svg:y2="3.138cm"><text:p/></draw:line><draw:line text:anchor-type="paragraph" draw:z-index="10" draw:name="Shape11" draw:style-name="gr6" draw:text-style-name="P9" svg:x1="7.918cm" svg:y1="5.916cm" svg:x2="11.384cm" svg:y2="3.164cm"><text:p/></draw:line><draw:custom-shape text:anchor-type="paragraph" draw:z-index="12" draw:name="Shape13" draw:style-name="gr8" draw:text-style-name="P9" svg:width="3.44cm" svg:height="1.033cm" svg:x="13.951cm" svg:y="3.641cm"><text:p text:style-name="P9">Finds the shortest</text:p><text:p text:style-name="P9">path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3" draw:name="Shape14" draw:style-name="gr9" draw:text-style-name="P9" svg:width="4.657cm" svg:height="3.546cm" svg:x="-1.157cm" svg:y="3.879cm"><text:p text:style-name="P9">Locates the modified </text:p><text:p text:style-name="P9">Location of humanobject</text:p><text:p text:style-name="P9">And works same as start </text:p><text:p text:style-name="P9">Method but this method</text:p><text:p text:style-name="P9">Contains the game end</text:p><text:p text:style-name="P9">Functionality</text:p><draw:enhanced-geometry svg:viewBox="0 0 21600 21600" draw:text-areas="800 800 20800 20800" draw:type="round-rectangular-callout" draw:modifiers="24658.8413479743 14178.020885131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5" draw:name="Shape16" draw:style-name="gr11" svg:width="3.758cm" svg:height="1.271cm" svg:x="7.415cm" svg:y="9.197cm"><text:p><text:tab/>walls()</text:p><draw:enhanced-geometry svg:viewBox="0 0 21600 21600" draw:type="rectangle" draw:enhanced-path="M 0 0 L 21600 0 21600 21600 0 21600 0 0 Z N"/></draw:custom-shape><draw:line text:anchor-type="paragraph" draw:z-index="16" draw:name="Shape17" draw:style-name="gr6" draw:text-style-name="P9" svg:x1="10.379cm" svg:y1="3.164cm" svg:x2="9.744cm" svg:y2="9.329cm"><text:p/></draw:line><draw:custom-shape text:anchor-type="paragraph" draw:z-index="17" draw:name="Shape18" draw:style-name="gr12" draw:text-style-name="P9" svg:width="5.636cm" svg:height="1.985cm" svg:x="11.86cm" svg:y="6.895cm"><text:p text:style-name="P9">Walls function generates</text:p><text:p text:style-name="P9">Dynamically block at random</text:p><text:p text:style-name="P9">Positions in random interval time</text:p><draw:enhanced-geometry svg:viewBox="0 0 21600 21600" draw:text-areas="800 800 20800 20800" draw:type="round-rectangular-callout" draw:modifiers="-7190.9887359199 19585.79040852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06:56:46.915862677</meta:creation-date>
    <dc:date>2019-09-27T08:06:12.580941767</dc:date>
    <meta:editing-duration>PT11M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251" meta:character-count="1379" meta:non-whitespace-character-count="1077"/>
  </office:meta>
</office:document-meta>
</file>